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PropertyState.VirtualPropertyState( Property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PropertyState.setValueProvider( VirtualValueProvider valu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PropertyState.getValu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PropertyState.get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